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a55f" officeooo:paragraph-rsid="000da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fgwgu fw wfwi wfiwk wkjkw 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09:55:54.663000000</dc:date>
    <meta:editing-duration>PT8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  <meta:generator>LibreOffice/7.4.1.2$Windows_X86_64 LibreOffice_project/3c58a8f3a960df8bc8fd77b461821e42c061c5f0</meta:generator>
  </office:meta>
</office:document-meta>
</file>